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4.83cm" fo:min-width="4.58cm"/>
    </style:style>
    <style:style style:name="gr2" style:family="graphic" style:parent-style-name="objectwithoutfill">
      <style:graphic-properties svg:stroke-width="1.058cm" svg:stroke-color="#ffffff" draw:marker-start-width="1.783cm" draw:marker-end-width="1.783cm" svg:stroke-linecap="round" draw:fill="none" draw:textarea-vertical-align="middle" fo:padding-top="0.65cm" fo:padding-bottom="0.65cm" fo:padding-left="0.775cm" fo:padding-right="0.77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29cm" fo:min-width="2.0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0.952cm" svg:y="0.9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08cm" svg:height="5.08cm" svg:x="0.952cm" svg:y="7.7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08cm" svg:height="5.08cm" svg:x="0.952cm" svg:y="14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5.08cm" svg:x="14.287cm" svg:y="0.95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6.032cm" svg:y1="16.827cm" svg:x2="16.827cm" svg:y2="6.032cm" draw:start-shape="id1" draw:start-glue-point="1" draw:end-shape="id2" draw:end-glue-point="2" svg:d="M6032 16827c7197 0 10795-3598 10795-10795" svg:viewBox="0 0 10796 10796">
          <text:p/>
        </draw:connector>
        <draw:connector draw:style-name="gr2" draw:text-style-name="P2" draw:layer="layout" draw:type="curve" svg:x1="3.492cm" svg:y1="4.762cm" svg:x2="16.827cm" svg:y2="2.222cm" draw:start-shape="id3" draw:start-glue-point="1" draw:end-shape="id4" draw:end-glue-point="3" svg:d="M3492 4762c10002 0 3335-2540 13335-2540" svg:viewBox="0 0 13336 2541">
          <text:p/>
        </draw:connector>
        <draw:custom-shape draw:style-name="gr3" draw:text-style-name="P1" xml:id="id4" draw:id="id4" draw:layer="layout" svg:width="2.54cm" svg:height="2.54cm" svg:x="16.827cm" svg:y="0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54cm" svg:height="2.54cm" svg:x="0.952cm" svg:y="3.49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2.222cm" svg:y1="6.032cm" svg:x2="3.492cm" svg:y2="7.726cm" draw:start-shape="id3" draw:start-glue-point="2" draw:end-shape="id5" svg:d="M2222 6032c0 1270 1270 424 1270 1694" svg:viewBox="0 0 1271 1695">
          <text:p/>
        </draw:connector>
        <draw:custom-shape draw:style-name="gr3" draw:text-style-name="P1" xml:id="id7" draw:id="id7" draw:layer="layout" svg:width="2.54cm" svg:height="2.54cm" svg:x="3.492cm" svg:y="14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54cm" svg:height="2.54cm" svg:x="0.952cm" svg:y="10.1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2.222cm" svg:y1="12.7cm" svg:x2="4.762cm" svg:y2="14.287cm" draw:start-shape="id6" draw:start-glue-point="2" draw:end-shape="id7" draw:end-glue-point="0" svg:d="M2222 12700c0 1191 2540 398 2540 1587" svg:viewBox="0 0 2541 1588">
          <text:p/>
        </draw:connector>
        <draw:custom-shape draw:style-name="gr3" draw:text-style-name="P1" xml:id="id8" draw:id="id8" draw:layer="layout" svg:width="2.54cm" svg:height="2.54cm" svg:x="14.922cm" svg:y="3.49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6.032cm" svg:y1="10.266cm" svg:x2="14.922cm" svg:y2="4.762cm" draw:start-shape="id5" draw:start-glue-point="1" draw:end-shape="id8" draw:end-glue-point="3" svg:d="M6032 10266c6667 0 2223-5504 8890-5504" svg:viewBox="0 0 8891 550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2T19:55:17.849428527</meta:creation-date>
    <dc:date>2024-03-13T11:01:39.371642781</dc:date>
    <meta:editing-duration>PT1M30S</meta:editing-duration>
    <meta:editing-cycles>2</meta:editing-cycles>
    <meta:generator>LibreOffice/7.3.7.2$Linux_X86_64 LibreOffice_project/30$Build-2</meta:generator>
    <meta:document-statistic meta:object-count="14"/>
  </office:meta>
</office:document-meta>
</file>